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59000000CB407AA381090E1B1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39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text-properties fo:color="#808080" style:font-name="Menlo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weight="bold"/>
    </style:style>
    <style:style style:name="P5" style:family="paragraph">
      <loext:graphic-properties draw:fill="none" draw:fill-color="#ffffff"/>
      <style:text-properties fo:color="#990000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4pt" fo:font-style="italic" style:font-size-asian="14pt" style:font-size-complex="14pt"/>
    </style:style>
    <style:style style:name="P8" style:family="paragraph">
      <loext:graphic-properties draw:fill="none" draw:fill-color="#ffffff"/>
      <style:text-properties fo:font-size="14pt" fo:font-style="italic"/>
    </style:style>
    <style:style style:name="T1" style:family="text">
      <style:text-properties fo:color="#808080" style:font-name="Menlo"/>
    </style:style>
    <style:style style:name="T2" style:family="text">
      <style:text-properties fo:color="#0000cc"/>
    </style:style>
    <style:style style:name="T3" style:family="text">
      <style:text-properties fo:font-weight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990000"/>
    </style:style>
    <style:style style:name="T6" style:family="text">
      <style:text-properties fo:font-size="14pt" fo:font-style="italic" style:font-size-asian="14pt" style:font-size-complex="14pt"/>
    </style:style>
    <style:style style:name="T7" style:family="text">
      <style:text-properties fo:font-size="14pt" fo:font-style="italic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8cm" svg:height="1cm" svg:x="3.3cm" svg:y="4cm">
          <draw:text-box>
            <text:p><text:span text:style-name="T1">Code source</text:span></text:p>
          </draw:text-box>
        </draw:frame>
        <draw:frame draw:style-name="gr2" draw:text-style-name="P3" draw:layer="layout" svg:width="3.571cm" svg:height="1.673cm" svg:x="7.629cm" svg:y="8cm">
          <draw:text-box>
            <text:p text:style-name="P2"><text:span text:style-name="T2">Code objet</text:span></text:p>
            <text:p text:style-name="P2">(binaire)</text:p>
          </draw:text-box>
        </draw:frame>
        <draw:frame draw:style-name="gr3" draw:text-style-name="P4" draw:layer="layout" svg:width="9.388cm" svg:height="0.962cm" svg:x="2.012cm" svg:y="2.038cm">
          <draw:text-box>
            <text:p><text:span text:style-name="T3">Langage interprété </text:span><text:span text:style-name="T4">(ex : bash)</text:span></text:p>
          </draw:text-box>
        </draw:frame>
        <draw:frame draw:style-name="gr4" draw:text-style-name="P1" draw:layer="layout" svg:width="3.2cm" svg:height="1.725cm" svg:x="1.2cm" svg:y="8.2cm">
          <draw:text-box>
            <text:p><text:span text:style-name="T1">Code source</text:span></text:p>
          </draw:text-box>
        </draw:frame>
        <draw:frame draw:style-name="gr5" draw:text-style-name="P5" draw:layer="layout" svg:width="2.83cm" svg:height="0.962cm" svg:x="13.67cm" svg:y="4cm">
          <draw:text-box>
            <text:p><text:span text:style-name="T5">Résultat</text:span></text:p>
          </draw:text-box>
        </draw:frame>
        <draw:line draw:style-name="gr6" draw:text-style-name="P6" draw:layer="layout" svg:x1="8.8cm" svg:y1="4.6cm" svg:x2="13cm" svg:y2="4.6cm">
          <text:p/>
        </draw:line>
        <draw:frame draw:style-name="gr7" draw:text-style-name="P7" draw:layer="layout" svg:width="3.025cm" svg:height="0.806cm" svg:x="9.175cm" svg:y="3.794cm">
          <draw:text-box>
            <text:p><text:span text:style-name="T6">interpréteur</text:span></text:p>
          </draw:text-box>
        </draw:frame>
        <draw:frame draw:style-name="gr7" draw:text-style-name="P8" draw:layer="layout" svg:width="3.783cm" svg:height="0.806cm" svg:x="3.8cm" svg:y="8.1cm">
          <draw:text-box>
            <text:p><text:span text:style-name="T7">compilateur</text:span></text:p>
          </draw:text-box>
        </draw:frame>
        <draw:frame draw:style-name="gr8" draw:text-style-name="P4" draw:layer="layout" svg:width="11.894cm" svg:height="0.962cm" svg:x="2.1cm" svg:y="6.238cm">
          <draw:text-box>
            <text:p><text:span text:style-name="T3">Langage compilé </text:span><text:span text:style-name="T4">(ex : C, C++, Fortran)</text:span></text:p>
          </draw:text-box>
        </draw:frame>
        <draw:line draw:style-name="gr6" draw:text-style-name="P6" draw:layer="layout" svg:x1="4cm" svg:y1="8.9cm" svg:x2="7.2cm" svg:y2="8.9cm">
          <text:p/>
        </draw:line>
        <draw:frame draw:style-name="gr7" draw:text-style-name="P8" draw:layer="layout" svg:width="3.783cm" svg:height="0.806cm" svg:x="12.017cm" svg:y="8.2cm">
          <draw:text-box>
            <text:p><text:span text:style-name="T7">exécuteur</text:span></text:p>
          </draw:text-box>
        </draw:frame>
        <draw:line draw:style-name="gr6" draw:text-style-name="P6" draw:layer="layout" svg:x1="11.983cm" svg:y1="9cm" svg:x2="15.183cm" svg:y2="9cm">
          <text:p/>
        </draw:line>
        <draw:frame draw:style-name="gr5" draw:text-style-name="P5" draw:layer="layout" svg:width="2.83cm" svg:height="0.962cm" svg:x="15.9cm" svg:y="8.3cm">
          <draw:text-box>
            <text:p><text:span text:style-name="T5">Résultat</text:span></text:p>
          </draw:text-box>
        </draw:frame>
        <draw:frame draw:style-name="gr9" draw:text-style-name="P4" draw:layer="layout" svg:width="5.438cm" svg:height="0.962cm" svg:x="2.062cm" svg:y="11cm">
          <draw:text-box>
            <text:p><text:span text:style-name="T3">Langage Python</text:span></text:p>
          </draw:text-box>
        </draw:frame>
        <draw:frame draw:style-name="gr10" draw:text-style-name="P3" draw:layer="layout" svg:width="3.571cm" svg:height="3.095cm" svg:x="7.829cm" svg:y="13cm">
          <draw:text-box>
            <text:p text:style-name="P2"><text:span text:style-name="T2">ByteCode</text:span></text:p>
            <text:p text:style-name="P2"><text:span text:style-name="T8">(code intermédiaire)</text:span></text:p>
          </draw:text-box>
        </draw:frame>
        <draw:frame draw:style-name="gr4" draw:text-style-name="P1" draw:layer="layout" svg:width="3.2cm" svg:height="1.725cm" svg:x="1.4cm" svg:y="13.2cm">
          <draw:text-box>
            <text:p><text:span text:style-name="T1">Code source</text:span></text:p>
          </draw:text-box>
        </draw:frame>
        <draw:frame draw:style-name="gr7" draw:text-style-name="P8" draw:layer="layout" svg:width="3.783cm" svg:height="0.806cm" svg:x="4cm" svg:y="13.1cm">
          <draw:text-box>
            <text:p><text:span text:style-name="T7">compilateur</text:span></text:p>
          </draw:text-box>
        </draw:frame>
        <draw:line draw:style-name="gr6" draw:text-style-name="P6" draw:layer="layout" svg:x1="4.2cm" svg:y1="13.9cm" svg:x2="7.4cm" svg:y2="13.9cm">
          <text:p/>
        </draw:line>
        <draw:frame draw:style-name="gr7" draw:text-style-name="P8" draw:layer="layout" svg:width="3.783cm" svg:height="0.806cm" svg:x="12.017cm" svg:y="13.2cm">
          <draw:text-box>
            <text:p><text:span text:style-name="T7">Interpréteur</text:span></text:p>
          </draw:text-box>
        </draw:frame>
        <draw:line draw:style-name="gr6" draw:text-style-name="P6" draw:layer="layout" svg:x1="12.183cm" svg:y1="14cm" svg:x2="15.383cm" svg:y2="14cm">
          <text:p/>
        </draw:line>
        <draw:frame draw:style-name="gr5" draw:text-style-name="P5" draw:layer="layout" svg:width="2.83cm" svg:height="0.962cm" svg:x="16.1cm" svg:y="13.3cm">
          <draw:text-box>
            <text:p><text:span text:style-name="T5">Résultat</text:span></text:p>
          </draw:text-box>
        </draw:frame>
        <draw:frame draw:style-name="gr11" draw:text-style-name="P2" draw:layer="layout" svg:width="5.3cm" svg:height="1.789cm" svg:x="8.3cm" svg:y="10.711cm">
          <draw:image xlink:href="Pictures/1000020100000259000000CB407AA381090E1B1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hieu Boileau</meta:initial-creator>
    <meta:creation-date>2015-11-18T18:04:58.035434000</meta:creation-date>
    <dc:date>2015-11-25T11:26:53.616543000</dc:date>
    <dc:creator>Matthieu Boileau</dc:creator>
    <meta:editing-duration>PT59M33S</meta:editing-duration>
    <meta:editing-cycles>10</meta:editing-cycles>
    <meta:generator>LibreOffice/5.0.2.2$MacOSX_X86_64 LibreOffice_project/37b43f919e4de5eeaca9b9755ed688758a8251fe</meta:generator>
    <meta:document-statistic meta:object-count="22"/>
  </office:meta>
</office:document-meta>
</file>